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1B0000022046D5CA00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1cm" svg:height="14.1cm" svg:x="1.2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7cm" svg:height="13.7cm" svg:x="1.4cm" svg:y="1.4cm">
            <draw:image xlink:href="Pictures/100002010000041B0000022046D5CA00.tif" xlink:type="simple" xlink:show="embed" xlink:actuate="onLoad">
              <text:p/>
            </draw:image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3T12:32:26</dc:date>
    <meta:editing-duration>P1DT18M24S</meta:editing-duration>
    <meta:editing-cycles>15</meta:editing-cycles>
    <meta:generator>LibreOffice/3.4$Unix LibreOffice_project/340m1$Build-402</meta:generator>
    <meta:document-statistic meta:object-count="3"/>
  </office:meta>
</office:document-meta>
</file>